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aa55a1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aa55a1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aa55a1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aa55a1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80b612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80b612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37b70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80b612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80b612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aa55a1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-color="#5e8ac7" draw:textarea-horizontal-align="justify" draw:textarea-vertical-align="middle" draw:auto-grow-height="false" fo:min-height="1.222cm" fo:min-width="1.98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5e8ac7" draw:textarea-horizontal-align="justify" draw:textarea-vertical-align="middle" draw:auto-grow-height="false" fo:min-height="1.222cm" fo:min-width="0.71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aa55a1"/>
      <style:paragraph-properties fo:text-align="center"/>
    </style:style>
    <style:style style:name="P2" style:family="paragraph">
      <loext:graphic-properties draw:fill="solid" draw:fill-color="#aa55a1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80b612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37b70"/>
      <style:paragraph-properties fo:text-align="center"/>
    </style:style>
    <style:style style:name="P8" style:family="paragraph">
      <loext:graphic-properties draw:fill="solid" draw:fill-color="#80b612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5e8ac7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2.54cm" svg:height="1.524cm" svg:x="2.36cm" svg:y="12.7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54cm" svg:height="1.524cm" svg:x="13.276cm" svg:y="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3.81cm" svg:height="1.524cm" svg:x="1.144cm" svg:y="2.15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3" draw:layer="layout" svg:width="2.54cm" svg:height="0.962cm" svg:x="2.454cm" svg:y="0.946cm">
            <draw:text-box>
              <text:p><text:span text:style-name="T1">iPhos</text:span></text:p>
            </draw:text-box>
          </draw:frame>
          <draw:frame draw:style-name="gr4" draw:text-style-name="P3" draw:layer="layout" svg:width="2.54cm" svg:height="0.962cm" svg:x="5.248cm" svg:y="0.9cm">
            <draw:text-box>
              <text:p><text:span text:style-name="T1">Ring 4</text:span></text:p>
            </draw:text-box>
          </draw:frame>
          <draw:frame draw:style-name="gr4" draw:text-style-name="P3" draw:layer="layout" svg:width="2.54cm" svg:height="0.962cm" svg:x="7.948cm" svg:y="0.9cm">
            <draw:text-box>
              <text:p><text:span text:style-name="T1">Ring 3</text:span></text:p>
            </draw:text-box>
          </draw:frame>
          <draw:frame draw:style-name="gr4" draw:text-style-name="P3" draw:layer="layout" svg:width="2.54cm" svg:height="0.962cm" svg:x="10.648cm" svg:y="0.9cm">
            <draw:text-box>
              <text:p><text:span text:style-name="T1">Ring 2</text:span></text:p>
            </draw:text-box>
          </draw:frame>
          <draw:frame draw:style-name="gr4" draw:text-style-name="P3" draw:layer="layout" svg:width="2.54cm" svg:height="0.962cm" svg:x="13.348cm" svg:y="0.9cm">
            <draw:text-box>
              <text:p><text:span text:style-name="T1">Ring 1</text:span></text:p>
            </draw:text-box>
          </draw:frame>
          <draw:frame draw:style-name="gr4" draw:text-style-name="P3" draw:layer="layout" svg:width="2.54cm" svg:height="0.962cm" svg:x="0.254cm" svg:y="0.946cm">
            <draw:text-box>
              <text:p><text:span text:style-name="T1">CEPA</text:span></text:p>
            </draw:text-box>
          </draw:frame>
        </draw:g>
        <draw:g>
          <draw:custom-shape draw:style-name="gr3" draw:text-style-name="P1" draw:layer="layout" svg:width="3.81cm" svg:height="1.524cm" svg:x="1.118cm" svg:y="8.1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3.81cm" svg:height="1.524cm" svg:x="1.1cm" svg:y="11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3.81cm" svg:height="1.524cm" svg:x="1.146cm" svg:y="5.1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2.387cm" svg:y="9.6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2.388cm" svg:y="6.6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2.416cm" svg:y="3.694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2.54cm" svg:height="1.524cm" svg:x="13.276cm" svg:y="3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3.276cm" svg:y="5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3.276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3.276cm" svg:y="8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3.276cm" svg:y="9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3.276cm" svg:y="11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3.276cm" svg:y="12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27cm" svg:height="1.524cm" svg:x="1.09cm" svg:y="11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524cm" svg:x="1.117cm" svg:y="8.1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524cm" svg:x="1.146cm" svg:y="5.1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524cm" svg:x="10.576cm" svg:y="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0.576cm" svg:y="3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0.576cm" svg:y="5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0.576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0.576cm" svg:y="8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0.576cm" svg:y="9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0.576cm" svg:y="11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10.576cm" svg:y="12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7.876cm" svg:y="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7.876cm" svg:y="3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7.876cm" svg:y="5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7.876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7.876cm" svg:y="8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7.876cm" svg:y="9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7.876cm" svg:y="11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7.876cm" svg:y="12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5.176cm" svg:y="2.1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5.176cm" svg:y="3.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5.176cm" svg:y="5.1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5.176cm" svg:y="6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5.176cm" svg:y="8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5.176cm" svg:y="9.6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5.176cm" svg:y="11.1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54cm" svg:height="1.524cm" svg:x="5.176cm" svg:y="12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27cm" svg:height="1.524cm" svg:x="1.146cm" svg:y="2.1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custom-shape draw:style-name="gr7" draw:text-style-name="P5" draw:layer="layout" svg:width="2.54cm" svg:height="1.524cm" svg:x="8.486cm" svg:y="1.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8.486cm" svg:y="12.1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8.486cm" svg:y="10.6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8.486cm" svg:y="9.1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8.486cm" svg:y="7.6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8.486cm" svg:y="6.1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8.486cm" svg:y="4.6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8.486cm" svg:y="3.1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2.992cm" svg:y="12.208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2.54cm" svg:height="1.524cm" svg:x="13.908cm" svg:y="1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5" draw:layer="layout" svg:width="3.81cm" svg:height="1.524cm" svg:x="1.776cm" svg:y="1.66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3" draw:layer="layout" svg:width="2.54cm" svg:height="0.962cm" svg:x="3.086cm" svg:y="0.454cm">
            <draw:text-box>
              <text:p><text:span text:style-name="T1">iPhos</text:span></text:p>
            </draw:text-box>
          </draw:frame>
          <draw:frame draw:style-name="gr4" draw:text-style-name="P3" draw:layer="layout" svg:width="2.54cm" svg:height="0.962cm" svg:x="5.88cm" svg:y="0.408cm">
            <draw:text-box>
              <text:p><text:span text:style-name="T1">Ring 4</text:span></text:p>
            </draw:text-box>
          </draw:frame>
          <draw:frame draw:style-name="gr4" draw:text-style-name="P3" draw:layer="layout" svg:width="2.54cm" svg:height="0.962cm" svg:x="8.58cm" svg:y="0.408cm">
            <draw:text-box>
              <text:p><text:span text:style-name="T1">Ring 3</text:span></text:p>
            </draw:text-box>
          </draw:frame>
          <draw:frame draw:style-name="gr4" draw:text-style-name="P3" draw:layer="layout" svg:width="2.54cm" svg:height="0.962cm" svg:x="11.28cm" svg:y="0.408cm">
            <draw:text-box>
              <text:p><text:span text:style-name="T1">Ring 2</text:span></text:p>
            </draw:text-box>
          </draw:frame>
          <draw:frame draw:style-name="gr4" draw:text-style-name="P3" draw:layer="layout" svg:width="2.54cm" svg:height="0.962cm" svg:x="13.98cm" svg:y="0.408cm">
            <draw:text-box>
              <text:p><text:span text:style-name="T1">Ring 1</text:span></text:p>
            </draw:text-box>
          </draw:frame>
          <draw:frame draw:style-name="gr4" draw:text-style-name="P3" draw:layer="layout" svg:width="2.54cm" svg:height="0.962cm" svg:x="0.886cm" svg:y="0.454cm">
            <draw:text-box>
              <text:p><text:span text:style-name="T1">CEPA</text:span></text:p>
            </draw:text-box>
          </draw:frame>
        </draw:g>
        <draw:g>
          <draw:custom-shape draw:style-name="gr3" draw:text-style-name="P1" draw:layer="layout" svg:width="3.81cm" svg:height="1.524cm" svg:x="1.75cm" svg:y="7.6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3.81cm" svg:height="1.524cm" svg:x="1.732cm" svg:y="10.6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3.81cm" svg:height="1.524cm" svg:x="1.778cm" svg:y="4.6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3.019cm" svg:y="9.2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3.02cm" svg:y="6.1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3.048cm" svg:y="3.20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1.214cm" svg:y="12.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2.484cm" svg:y="12.1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1.214cm" svg:y="10.6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2.484cm" svg:y="10.6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1.214cm" svg:y="9.1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2.484cm" svg:y="9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1.214cm" svg:y="7.6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2.484cm" svg:y="7.6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1.214cm" svg:y="6.1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2.484cm" svg:y="6.1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1.214cm" svg:y="4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2.484cm" svg:y="4.6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1.27cm" svg:height="1.524cm" svg:x="11.214cm" svg:y="3.1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2.484cm" svg:y="3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1.27cm" svg:height="1.524cm" svg:x="11.222cm" svg:y="1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2.492cm" svg:y="1.624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2.54cm" svg:height="1.524cm" svg:x="13.908cm" svg:y="3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908cm" svg:y="4.6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908cm" svg:y="6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908cm" svg:y="7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908cm" svg:y="9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908cm" svg:y="10.6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908cm" svg:y="12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1" draw:layer="layout" svg:width="1.27cm" svg:height="1.524cm" svg:x="5.743cm" svg:y="12.1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7.013cm" svg:y="12.1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743cm" svg:y="10.6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7.013cm" svg:y="10.6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1.27cm" svg:height="1.524cm" svg:x="5.743cm" svg:y="9.1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7.013cm" svg:y="9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743cm" svg:y="7.6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" draw:layer="layout" svg:width="1.27cm" svg:height="1.524cm" svg:x="7.013cm" svg:y="7.6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743cm" svg:y="6.1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" draw:layer="layout" svg:width="1.27cm" svg:height="1.524cm" svg:x="7.013cm" svg:y="6.1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743cm" svg:y="4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7.013cm" svg:y="4.6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743cm" svg:y="3.1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7.013cm" svg:y="3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1.27cm" svg:height="1.524cm" svg:x="5.751cm" svg:y="1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7.021cm" svg:y="1.624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1.27cm" svg:height="1.524cm" svg:x="1.722cm" svg:y="10.6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524cm" svg:x="1.749cm" svg:y="7.6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524cm" svg:x="1.778cm" svg:y="4.67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3.556cm" svg:height="0.962cm" svg:x="1.762cm" svg:y="2.04cm">
          <draw:text-box>
            <text:p>???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g>
          <draw:custom-shape draw:style-name="gr1" draw:text-style-name="P1" draw:layer="layout" svg:width="2.54cm" svg:height="1.524cm" svg:x="2.492cm" svg:y="11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7.986cm" svg:y="2.2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7.986cm" svg:y="12.7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7.986cm" svg:y="11.2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7.986cm" svg:y="9.7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7.986cm" svg:y="8.2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7.986cm" svg:y="6.7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0" draw:layer="layout" svg:width="2.54cm" svg:height="1.524cm" svg:x="7.986cm" svg:y="5.2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7.986cm" svg:y="3.7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0" draw:layer="layout" svg:width="2.54cm" svg:height="1.524cm" svg:x="2.492cm" svg:y="12.808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2.54cm" svg:height="1.524cm" svg:x="13.408cm" svg:y="2.2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6" draw:text-style-name="P11" draw:layer="layout" svg:width="3.81cm" svg:height="1.524cm" svg:x="1.276cm" svg:y="2.263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4" draw:text-style-name="P3" draw:layer="layout" svg:width="2.54cm" svg:height="0.962cm" svg:x="2.586cm" svg:y="1.054cm">
            <draw:text-box>
              <text:p><text:span text:style-name="T1">iPhos</text:span></text:p>
            </draw:text-box>
          </draw:frame>
          <draw:frame draw:style-name="gr4" draw:text-style-name="P3" draw:layer="layout" svg:width="2.54cm" svg:height="0.962cm" svg:x="5.38cm" svg:y="1.008cm">
            <draw:text-box>
              <text:p><text:span text:style-name="T1">Ring 4</text:span></text:p>
            </draw:text-box>
          </draw:frame>
          <draw:frame draw:style-name="gr4" draw:text-style-name="P3" draw:layer="layout" svg:width="2.54cm" svg:height="0.962cm" svg:x="8.08cm" svg:y="1.008cm">
            <draw:text-box>
              <text:p><text:span text:style-name="T1">Ring 3</text:span></text:p>
            </draw:text-box>
          </draw:frame>
          <draw:frame draw:style-name="gr4" draw:text-style-name="P3" draw:layer="layout" svg:width="2.54cm" svg:height="0.962cm" svg:x="10.78cm" svg:y="1.008cm">
            <draw:text-box>
              <text:p><text:span text:style-name="T1">Ring 2</text:span></text:p>
            </draw:text-box>
          </draw:frame>
          <draw:frame draw:style-name="gr4" draw:text-style-name="P3" draw:layer="layout" svg:width="2.54cm" svg:height="0.962cm" svg:x="13.48cm" svg:y="1.008cm">
            <draw:text-box>
              <text:p><text:span text:style-name="T1">Ring 1</text:span></text:p>
            </draw:text-box>
          </draw:frame>
          <draw:frame draw:style-name="gr4" draw:text-style-name="P3" draw:layer="layout" svg:width="2.54cm" svg:height="0.962cm" svg:x="0.386cm" svg:y="1.054cm">
            <draw:text-box>
              <text:p><text:span text:style-name="T1">CEPA</text:span></text:p>
            </draw:text-box>
          </draw:frame>
        </draw:g>
        <draw:g>
          <draw:custom-shape draw:style-name="gr16" draw:text-style-name="P11" draw:layer="layout" svg:width="3.81cm" svg:height="1.524cm" svg:x="1.25cm" svg:y="8.2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1" draw:layer="layout" svg:width="3.81cm" svg:height="1.524cm" svg:x="1.232cm" svg:y="11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11" draw:layer="layout" svg:width="3.81cm" svg:height="1.524cm" svg:x="1.278cm" svg:y="5.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5" draw:layer="layout" svg:width="2.54cm" svg:height="1.524cm" svg:x="2.519cm" svg:y="9.8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0" draw:layer="layout" svg:width="2.54cm" svg:height="1.524cm" svg:x="2.52cm" svg:y="6.794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2.54cm" svg:height="1.524cm" svg:x="2.548cm" svg:y="3.802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.27cm" svg:height="1.524cm" svg:x="10.714cm" svg:y="12.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1.984cm" svg:y="12.7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0.714cm" svg:y="11.2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1.984cm" svg:y="11.2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0.714cm" svg:y="9.7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1.984cm" svg:y="9.7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0.714cm" svg:y="8.2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1.984cm" svg:y="8.2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0.714cm" svg:y="6.7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1.984cm" svg:y="6.7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0.714cm" svg:y="5.2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1.984cm" svg:y="5.2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0.714cm" svg:y="3.7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1.984cm" svg:y="3.7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10.722cm" svg:y="2.2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0" draw:text-style-name="P6" draw:layer="layout" svg:width="1.27cm" svg:height="1.524cm" svg:x="11.992cm" svg:y="2.224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draw:layer="layout" svg:width="2.54cm" svg:height="1.524cm" svg:x="13.408cm" svg:y="3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408cm" svg:y="5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408cm" svg:y="6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408cm" svg:y="8.2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408cm" svg:y="9.7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40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4cm" svg:height="1.524cm" svg:x="13.408cm" svg:y="1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1" draw:layer="layout" svg:width="1.27cm" svg:height="1.524cm" svg:x="5.243cm" svg:y="12.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6.513cm" svg:y="12.7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243cm" svg:y="11.2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6.513cm" svg:y="11.2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1.27cm" svg:height="1.524cm" svg:x="5.243cm" svg:y="9.7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6.513cm" svg:y="9.7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243cm" svg:y="8.2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" draw:layer="layout" svg:width="1.27cm" svg:height="1.524cm" svg:x="6.513cm" svg:y="8.2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243cm" svg:y="6.71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" draw:layer="layout" svg:width="1.27cm" svg:height="1.524cm" svg:x="6.513cm" svg:y="6.7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0" draw:layer="layout" svg:width="1.27cm" svg:height="1.524cm" svg:x="5.243cm" svg:y="5.2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2" draw:layer="layout" svg:width="1.27cm" svg:height="1.524cm" svg:x="6.513cm" svg:y="5.2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5.243cm" svg:y="3.73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6.513cm" svg:y="3.7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5" draw:layer="layout" svg:width="1.27cm" svg:height="1.524cm" svg:x="5.251cm" svg:y="2.2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8" draw:layer="layout" svg:width="1.27cm" svg:height="1.524cm" svg:x="6.521cm" svg:y="2.22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2.546cm" svg:y="2.2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0" draw:layer="layout" svg:width="1.27cm" svg:height="1.524cm" svg:x="3.816cm" svg:y="2.2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0" draw:layer="layout" svg:width="1.27cm" svg:height="1.524cm" svg:x="3.827cm" svg:y="3.7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2.52cm" svg:y="5.2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2.52cm" svg:y="8.27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2.52cm" svg:y="9.7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10" draw:layer="layout" svg:width="1.27cm" svg:height="1.524cm" svg:x="3.762cm" svg:y="11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0" draw:layer="layout" svg:width="2.54cm" svg:height="1.524cm" svg:x="5.243cm" svg:y="2.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5.251cm" svg:y="3.7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5.243cm" svg:y="6.7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5.243cm" svg:y="8.2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5.243cm" svg:y="9.7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5.243cm" svg:y="11.2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.54cm" svg:height="1.524cm" svg:x="5.243cm" svg:y="12.74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" draw:layer="layout" svg:width="1.27cm" svg:height="1.524cm" svg:x="2.492cm" svg:y="11.297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1.27cm" svg:height="1.524cm" svg:x="1.276cm" svg:y="2.2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524cm" svg:x="1.25cm" svg:y="5.2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524cm" svg:x="1.25cm" svg:y="8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524cm" svg:x="1.25cm" svg:y="1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10-31T14:46:10.181878201</meta:creation-date>
    <dc:date>2024-10-31T14:51:00.190667214</dc:date>
    <meta:editing-duration>PT4M50S</meta:editing-duration>
    <meta:editing-cycles>1</meta:editing-cycles>
    <meta:document-statistic meta:object-count="347"/>
    <meta:generator>LibreOffice/6.0.7.3$Linux_X86_64 LibreOffice_project/00m0$Build-3</meta:generator>
  </office:meta>
</office:document-meta>
</file>